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4.397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4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accessiblité ?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office:value-type="string">
            <text:p>W3C</text:p>
          </table:table-cell>
          <table:table-cell office:value-type="string">
            <text:p>Probleme de langue</text:p>
          </table:table-cell>
          <table:table-cell office:value-type="string">
            <text:p>Mis dans la balise par defaultMettre langue du site</text:p>
          </table:table-cell>
          <table:table-cell/>
          <table:table-cell table:style-name="ce3" office:value-type="string">
            <text:p>modif de la langue </text:p>
          </table:table-cell>
          <table:table-cell office:value-type="string">
            <text:p>W3C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fichier bootstrap.css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office:value-type="string">
            <text:p>html</text:p>
          </table:table-cell>
          <table:table-cell office:value-type="string">
            <text:p>manque balises semantiques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1" table:number-rows-repeated="10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98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7">17/07/2022</text:date>, <text:time>21:5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17T21:53:26.69</dc:date>
    <dc:creator>phong loulou</dc:creator>
    <meta:generator>OpenOffice/4.1.11$Win32 OpenOffice.org_project/4111m1$Build-9808</meta:generator>
    <meta:editing-duration>PT14M11S</meta:editing-duration>
    <meta:editing-cycles>2</meta:editing-cycles>
    <meta:document-statistic meta:table-count="1" meta:cell-count="15" meta:object-count="0"/>
  </office:meta>
</office:document-meta>
</file>